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verpass" svg:font-family="Overpas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Overpass"/>
    </style:style>
    <style:style style:name="P2" style:family="paragraph" style:parent-style-name="Standard">
      <style:paragraph-properties fo:line-height="150%" fo:text-align="justify" style:justify-single-word="false"/>
      <style:text-properties style:font-name="Overpass" fo:font-weight="bold" style:font-weight-asian="bold" style:font-weight-complex="bold"/>
    </style:style>
    <style:style style:name="P3" style:family="paragraph" style:parent-style-name="Standard">
      <style:paragraph-properties fo:line-height="150%" fo:text-align="justify" style:justify-single-word="false"/>
      <style:text-properties style:font-name="Overpass"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Overpass" fo:font-size="12pt" style:font-size-asian="12pt" style:font-size-complex="12pt"/>
    </style:style>
    <style:style style:name="P5" style:family="paragraph" style:parent-style-name="Standard">
      <style:paragraph-properties fo:line-height="150%" fo:text-align="justify" style:justify-single-word="false"/>
      <style:text-properties style:font-name="Overpass" fo:font-size="12pt" fo:font-weight="bold"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Overpass" fo:font-size="16pt" fo:font-weight="bold" style:font-size-asian="16pt" style:font-weight-asian="bold" style:font-size-complex="16pt" style:font-weight-complex="bold"/>
    </style:style>
    <style:style style:name="P7" style:family="paragraph" style:parent-style-name="Standard">
      <style:paragraph-properties fo:line-height="150%" fo:text-align="justify" style:justify-single-word="false"/>
      <style:text-properties style:font-name="Overpass" fo:font-size="16pt"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per 1: "How to Read a Paper"</text:p>
      <text:p text:style-name="P1"/>
      <text:p text:style-name="P5">Conference Published: ACM SIGCOMM Computer Communication Review</text:p>
      <text:p text:style-name="P5">Google h5-index: 72</text:p>
      <text:p text:style-name="P5">Google h5-median: 138</text:p>
      <text:p text:style-name="P5">Scimajor 2-year impact factor: 0 (peak:2009, then steady decline to 0 at 2010)</text:p>
      <text:p text:style-name="P5">Number of citations: 70 citations</text:p>
      <text:p text:style-name="P5"/>
      <text:p text:style-name="P4">2.a. </text:p>
      <text:p text:style-name="P4">The author is concerned with the lack of a better way to analyze and understand the content of a paper that does not bog down the reader of the paper with the details of the paper on the first try. He also highlights the problem that such knowledge is surprisingly absent from most readers of technical papers. The author does succeed in convincing me that this is an important problem, since the three-pass method which he describes is a very efficient method which does prove a much better alternative to my current method of reading a paper, which is to just try and read all of it in one go. As said before, the author does explain the method that he uses personally and which he advocates using in this paper, which is the three-pass method. The very detailed and concise instructions explaining how to read any technical paper in such a manner is the way that the author convinced me that this is indeed, an important problem.</text:p>
      <text:p text:style-name="P4"/>
      <text:p text:style-name="P4">2.b. </text:p>
      <text:p text:style-name="P4">The author does what he did, since he has seen a huge lack of know-how on how to read a paper efficiently, which is especially rampant amongst graduate students. There are no experiments performed here, though, since the author is simply stating a method to efficiently read a paper. Again, there is no hypothesis to the paper, at least from my perspective.</text:p>
      <text:p text:style-name="P4"/>
      <text:p text:style-name="P4">2.c. </text:p>
      <text:p text:style-name="P4"><text:soft-page-break/>The author certainly did a good job of detailing the art of how to read a paper. The methodology that the author advocates is also very well-thought out and explained very concisely. To me, the paper seemed very well written, since the author uses simple, but effective sentences to get his point across to the reader. Since there are no figures or charts in the paper, the labelling of those cannot be commented upon.</text:p>
      <text:p text:style-name="P4"/>
      <text:p text:style-name="P4">2.d.</text:p>
      <text:p text:style-name="P4">For me, the takeaway from this paper is definitely the vastly better method of reading the paper, which I will try and adopt as well. Since there are no results to speak of, I believe their message to me is not relevant. But I am convinced that this is indeed, a much better way to read a paper.</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Paper 2: "Stories of the Smartphone in Everyday Discourse: Conflict, Tension &amp; Instability"</text:p>
      <text:p text:style-name="P7"/>
      <text:p text:style-name="P5">Conference Published: CHI '13 Proceedings of the SIGCHI Conference on Human Factors in Computing Systems </text:p>
      <text:p text:style-name="P5">Google h5-index: 86</text:p>
      <text:p text:style-name="P5">Google h5-median: 117</text:p>
      <text:p text:style-name="P5">Scimajor 2-year impact factor: (Conference not found on SCIMAGOJR)</text:p>
      <text:p text:style-name="P5">Number of citations: 101 citations</text:p>
      <text:p text:style-name="P5"/>
      <text:p text:style-name="P1">2.a.</text:p>
      <text:p text:style-name="P1">The authors aren't necessarily concerned with a problem. They are trying to analyze the multitude of smartphone users and depict each kind of user with the help of two stories, one in which integration of technology is encouraged, and the other in which a disconnect from all technology is encouraged. So the question of the author convincing the reader of the problem and the way in which the author achieved it is not really applicable here.</text:p>
      <text:p text:style-name="P1"/>
      <text:p text:style-name="P1">2.b.</text:p>
      <text:p text:style-name="P1">The authors did what they did since they wanted to analyze the patterns in comsumption of media on a smartphone and general smartphone use, and figure out different user classes. For the methodology, the authors worked in two ways. Firstly, they performed a study of users over a long period of time and in different places. Then they also analyzed the content of advertisements of smartphones and compared it with advertisements for other electronic appliances. The hypotheses in this case would probably be the differing classes of users and the interplay between such classes.</text:p>
      <text:p text:style-name="P1"/>
      <text:p text:style-name="P1">2.c.</text:p>
      <text:p text:style-name="P1">I believe that the authors have not done a good job. This is because for one, neither does their methodology seem clear to me, nor does the purpose of such an experiment to prove <text:soft-page-break/>something that is better proved with other studies make sense to me. The hypothesis, in essence is just highlighting the classes of users of smartphones via two stories. Unfortunately, the paper does not seem well-written to me, since the roundabout structure of sentences and paragraphs and the overall use of lofty terms to make the content seem much more important does not sit well with me. Moreover, I was able to find a formatting errors as well, which also supports my earlier point. There are no figures to comment on, though.</text:p>
      <text:p text:style-name="P1"/>
      <text:p text:style-name="P1">2.d.</text:p>
      <text:p text:style-name="P1">To be honest, I did not feel like I learnt anything new from this paper, and the results of this paper just are a reiteration of their premise without a supporting experiment that is well planned and fits the premise well. I am not convinced of the point that the author is trying to mak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Paper 3: "Have Smartphones Destroyed a Generation?"</text:p>
      <text:p text:style-name="P2"/>
      <text:p text:style-name="P2">Conference Published: Not published in any conference</text:p>
      <text:p text:style-name="P2">Google h5-index: N/A</text:p>
      <text:p text:style-name="P2">Google h5-median: N/A</text:p>
      <text:p text:style-name="P2">Scimajor 2-year impact factor: N/A</text:p>
      <text:p text:style-name="P2">Number of citations: 72 citations</text:p>
      <text:p text:style-name="P1"/>
      <text:p text:style-name="P1">2.a.</text:p>
      <text:p text:style-name="P1">The author is primarily concerned with the way smartphones are excessively a part of the newer generation's lives and how it impacts their lives negatively. This article creates a narrative in which the author's questions to a teenager and the replies she gets show the reader how much of a negative influence the smartphone has been on teenagers of this generation. The author has me convinced of the facts that she states, since I see this effect on many teenagers and children growing up, even if she does present it in the demographic of American teenagers. She manages to do this by detailing the multitude of negative mental effects on teenagers one-by-one.</text:p>
      <text:p text:style-name="P1"/>
      <text:p text:style-name="P1">2.b.</text:p>
      <text:p text:style-name="P1">The author did what she did because teenagers of today's generation, while they may be more phyically safer, are at a point where their mental health is at an all-time low when compared to teenagers of older generations, and these effects need to be understood instead of just blurting out that smartphones are inherently bad without providing any sound reasoning. The experiments she performed would be the long term analysis of mental health through multiple facets such as feelings of lonliness, the need for independence and so on, over the period of about 25 years as a psychologist. The hypothesis that she wanted to test is that excessive use of smartphones by today's teenagers have led them worse mental conditions than teenagers that restrict their usage of smartphones.</text:p>
      <text:p text:style-name="P1"><text:soft-page-break/></text:p>
      <text:p text:style-name="P1">2.c.</text:p>
      <text:p text:style-name="P1">It does seem like the author did a good job, even if some of the methods are not as well documented as I would like them to be. Since this is an article, it is well written for an article, but not so when considering this as a paper, since this flow of information is not partitioned into sections, nor does it cite anything. There are a number of charts in the article, but they are all squashed into one infographic, which does not sit well with the labelling standards of a paper. All other images in the article are just illustrative images.</text:p>
      <text:p text:style-name="P1"/>
      <text:p text:style-name="P1">2.d.</text:p>
      <text:p text:style-name="P1">What is to be understood from this article is that teenagers shouldn't live their lives on a tiny screen. The results in the paper tells us about the toll taken on a teenager's mental health if they don't heed this advice. In the end, I incline to agree with the author, even if her depiction of teenagers seem slightly stereotypical and does not tell us the whole pictu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3">Paper 4: "Toward 'JOMO': The Joy of Missing Out and the Freedom of Disconnecting"</text:p>
      <text:p text:style-name="P2"/>
      <text:p text:style-name="P2">Conference Published: MobileHCI '18 : Proceedings of the 20th International Conference on Human-Computer Interaction with Mobile Devices and Services</text:p>
      <text:p text:style-name="P2">Google h5-index: 25</text:p>
      <text:p text:style-name="P2">Google h5-median: 36</text:p>
      <text:p text:style-name="P2">Scimajor 2-year impact factor: (Not found on SCIMAGOJR)</text:p>
      <text:p text:style-name="P2">Number of citations: 1 citation</text:p>
      <text:p text:style-name="P2"/>
      <text:p text:style-name="P1">2.a.</text:p>
      <text:p text:style-name="P1">The authors are concerned with the negative effects of smartphone use, and they propose the alternative and its advantages - disconnecting from smartphone use. Even if the authors still leave me skeptical on the problems, I am fully convinced of their proposed alternative, since that is one thing that I implemented in my life. The mention of negative behavioral cycles and how that transforms into a positive state of mind after the disconnect strikes a chord with me.</text:p>
      <text:p text:style-name="P1"/>
      <text:p text:style-name="P1">2.b.</text:p>
      <text:p text:style-name="P1">The authors did what they did to highlight the problems that excessive smartphone use can bring about and how cutting down smartphone use can improve our lives. They conducted a barrage of interviews and followed people around in different conditions to observe their reactions to multiple cases such as the smartphone being battery-drained, no internet and so on. The hypotheses that they wanted to test is the negative behavioral patterns exhibited by people who excessively use smartphones.</text:p>
      <text:p text:style-name="P1"/>
      <text:p text:style-name="P1">2.c.</text:p>
      <text:p text:style-name="P1"><text:soft-page-break/>The authors did a very good job of understanding the problem, developing a well-thought, detailed and documented experiment, and understanding, analyzing and interpreting the data and representing it in a easy-to-understand manner, which should be the goal of any paper. The paper is well-written, since all the sections including the experiment, the introduction, the results and the procedure is explained clearly. There is only one figure, but that figure is labelled well.</text:p>
      <text:p text:style-name="P1"/>
      <text:p text:style-name="P1">2.d.</text:p>
      <text:p text:style-name="P1">The key thing I understood is that smartphone users can display negative behavior when they consume media excessively on such devices, and it is always better to disconnect. The results convey the same, and I am convinced of the whole premise and the results of the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verpass" svg:font-family="Overpas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0:42:16.024057360</meta:creation-date>
    <dc:date>2019-01-22T00:45:49.394761770</dc:date>
    <meta:editing-duration>PT3M35S</meta:editing-duration>
    <meta:editing-cycles>1</meta:editing-cycles>
    <meta:document-statistic meta:table-count="0" meta:image-count="0" meta:object-count="0" meta:page-count="8" meta:paragraph-count="56" meta:word-count="1581" meta:character-count="9312" meta:non-whitespace-character-count="7783"/>
    <meta:generator>LibreOffice/6.1.4.2$Linux_X86_64 LibreOffice_project/10$Build-2</meta:generator>
  </office:meta>
</office:document-meta>
</file>